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Title2">
      <style:paragraph-properties fo:break-before="page"/>
    </style:style>
    <style:style style:name="P3" style:family="paragraph" style:parent-style-name="UrbanBody">
      <style:text-properties fo:font-size="10pt" style:font-size-asian="10pt" style:font-size-complex="10pt"/>
    </style:style>
    <style:style style:name="P4" style:family="paragraph" style:parent-style-name="UrbanTitle3">
      <style:paragraph-properties fo:text-align="center" style:justify-single-word="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style:font-name="Times New Roman1" fo:font-size="12pt" style:font-size-asian="12pt" style:font-size-complex="12pt"/>
    </style:style>
    <style:style style:name="T6" style:family="text">
      <style:text-properties fo:font-weight="normal" style:font-weight-asian="normal" style:font-weight-complex="normal"/>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xml:id="ct86522672" text:id="ct86522672">
          <text:insertion>
            <office:change-info>
              <dc:creator>inconnu</dc:creator>
              <dc:date>2009-08-03T11:55:00</dc:date>
            </office:change-info>
          </text:insertion>
        </text:changed-region>
        <text:changed-region xml:id="ct86510080" text:id="ct86510080">
          <text:insertion>
            <office:change-info>
              <dc:creator>inconnu</dc:creator>
              <dc:date>2009-08-03T11: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style-name="fr1" draw:name="Cadre2" text:anchor-type="as-char" svg:width="7.128cm" draw:z-index="0"><draw:text-box fo:min-height="5.226cm"><text:p text:style-name="P1"><office:annotation><dc:creator>Gauthier Bastien</dc:creator><dc:date>2011-01-13T14:56:41</dc:date><text:p text:style-name="P5"><text:span text:style-name="T7">do text</text:span></text:p><text:p text:style-name="P5"><text:span text:style-name="T7">from document(at=header, format='odt')</text:span></text:p></office:annotation><text:span text:style-name="T3">Import depuis header.odt</text:span></text:p></draw:text-box></draw:frame></text:p>
      <text:p text:style-name="UrbanBody"/>
      <text:p text:style-name="UrbanBody"><text:tab/><text:tab/><text:tab/><text:tab/><text:tab/><text:tab/>Etaient présents :</text:p>
      <text:p text:style-name="UrbanBody"/>
      <text:p text:style-name="UrbanBody"><text:tab/><text:tab/><text:tab/><text:tab/><text:tab/><text:tab/>[[Assemblée échevins]]</text:p>
      <text:p text:style-name="UrbanBody"/>
      <text:p text:style-name="UrbanBody"/>
      <text:p text:style-name="UrbanTitle">Formulaire A (Annexe 30)</text:p>
      <text:p text:style-name="UrbanBody"/>
      <text:p text:style-name="UrbanBody"><text:span text:style-name="T5"><office:annotation><dc:creator>Gauthier Bastien</dc:creator><dc:date>2011-01-13T14:56:41</dc:date><text:p text:style-name="P5"><text:span text:style-name="T7">do text</text:span></text:p><text:p text:style-name="P5"><text:span text:style-name="T7">from document(at=reference, format='odt')</text:span></text:p></office:annotation></text:span>Import depuis reference.odt</text:p>
      <text:p text:style-name="UrbanBody"><text:span text:style-name="T1">Références SPW - DGO4 :</text:span> <text:text-input text:description="Référence DGATLP">self.getReferenceDGATLP()</text:text-input></text:p>
      <text:p text:style-name="UrbanBody"/>
      <text:p text:style-name="UrbanBody"><office:annotation><dc:creator>Gauthier Bastien</dc:creator><dc:date>2011-02-16T16:12:24</dc:date><text:p text:style-name="P5"><text:span text:style-name="T9">do text if len(self.getApplicants()) &gt; 1</text:span></text:p></office:annotation><text:span text:style-name="T1">Demandeurs :</text:span> <text:text-input text:description="Demandeurs">self.getApplicantsSignaletic()</text:text-input></text:p>
      <text:p text:style-name="UrbanBody"><office:annotation><dc:creator>Gauthier Bastien</dc:creator><dc:date>2011-02-16T16:13:21</dc:date><text:p text:style-name="P5"><text:span text:style-name="T8">do text if not len(self.getApplicants()) &gt; 1</text:span></text:p></office:annotation><text:span text:style-name="T1">Demandeur :</text:span> <text:text-input text:description="Demandeurs">self.getApplicantsSignaletic()</text:text-input></text:p>
      <text:p text:style-name="UrbanBody"><text:span text:style-name="T1">Objet :</text:span> <text:text-input text:description="Objet des travaux">self.getLicenceSubject()</text:text-input></text:p>
      <text:p text:style-name="UrbanBody"><text:span text:style-name="T1">Situation :</text:span> <text:text-input text:description="Situation des travaux">self.getWorkLocationSignaletic()</text:text-input></text:p>
      <text:p text:style-name="UrbanBody"/>
      <text:p text:style-name="UrbanBody"/>
      <text:p text:style-name="UrbanBody"/>
      <text:p text:style-name="UrbanBody">Le Collège des bourgmestre et échevins,</text:p>
      <text:p text:style-name="UrbanBody"/>
      <text:p text:style-name="UrbanBody"/>
      <text:p text:style-name="UrbanBody">Vu <text:s/>le Code Wallon de l'Aménagement du Territoire, de l'Urbanisme et du Patrimoine;</text:p>
      <text:p text:style-name="UrbanBody"/>
      <text:p text:style-name="UrbanBody">Vu l'article 123, 1° de la Nouvelle loi communale;</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15 mai 2003 ainsi que par et les arrêtés du Gouvernement wallon du 4 juillet 2002 respectivement relatifs à l'organisation de l'évaluation des incidences sur l'environnement et à la liste des projets soumis à étude d'incidences;</text:p>
      <text:p text:style-name="UrbanBody"/>
      <text:p text:style-name="UrbanBody">Considérant que <text:text-input text:description="Date de l'accusé">applicantobj.Title()</text:text-input> <text:text-input text:description="Date de l'accusé">applicantobj.getName1()</text:text-input> <text:text-input text:description="Date de l'accusé">applicantobj.getName2()</text:text-input> a <text:s/>introduit une demande de permis d'urbanisme relative à un bien sis à <text:text-input text:description="Date de l'accusé">self.getWorkLocationCity()</text:text-input>, <text:text-input text:description="Date de l'accusé">self.getWorkLocationStreet()</text:text-input> n° <text:text-input text:description="Date de l'accusé">self.getWorkLocationHouseNumber()</text:text-input>, cadastré section <text:text-input text:description="Date de l'accusé">self.getPortionOutsText()</text:text-input>, et ayant pour objet <text:text-input text:description="Date de l'accusé">self.getWorkType()</text:text-input>;</text:p>
      <text:p text:style-name="UrbanBody"/>
      <text:p text:style-name="UrbanBody">(1) Considérant que la demande complète de permis a été :</text:p>
      <text:p text:style-name="UrbanBody">adressée à l'administration communale par envoi recommandé à la poste contre accusé de réception postal daté du <text:text-input text:description="Date de l'accusé">tool.getEventByEventTypeId(self, 'accuse-de-reception').getEventDate()</text:text-input>;</text:p>
      <text:p text:style-name="UrbanBody">déposée à l'administration communale contre récépissé daté du <text:text-input text:description="Date de l'accusé">tool.getEventByEventTypeId(self, 'depot-de-la-demande').getEventDate()</text:text-input>;</text:p>
      <text:p text:style-name="UrbanBody"/>
      <text:p text:style-name="UrbanBody">(2) Considérant qu'un certificat d'urbanisme n° 2 non périmé relatif à l'objet de la demande a été <text:s/><text:soft-page-break/>délivré en date du XXX;</text:p>
      <text:p text:style-name="UrbanBody"/>
      <text:p text:style-name="UrbanBody">(1) (2) Considérant que le bien est situé - dans un périmètre - en "<text:change-start text:change-id="ct86522672"/>self.getFolderZone()<text:change-end text:change-id="ct86522672"/>" au plan de secteur de Namur adopté par Arrêté Ministériel du 14 mai 1986, et qui n'a pas cessé de produire ses effets pour le bien précité;</text:p>
      <text:p text:style-name="UrbanBody"/>
      <text:p text:style-name="UrbanBody">(2) Considérant que le bien est situé en "<text:change-start text:change-id="ct86510080"/>self.getFolderZone()<text:change-end text:change-id="ct86510080"/>" dans le périmètre du plan communal <text:s text:c="2"/>d'aménagement <text:text-input text:description="PCA">self.getPca()</text:text-input> approuvé par XXX arrêté? du XXX date???, et qui n'a pas cessé de produire ses effets pour le bien précité;</text:p>
      <text:p text:style-name="UrbanBody"/>
      <text:p text:style-name="UrbanBody">(2) Considérant que le bien est situé sur le lot n° _Nnumlot dans le périmètre du lotissement self.getSubdivisionDetails() non périmé autorisé par le Collège des Bourgmestre et Echevins du date lotissement??? XXX;</text:p>
      <text:p text:style-name="UrbanBody"/>
      <text:p text:style-name="UrbanBody">(2) Considérant que le règlement général sur les bâtisses applicable aux zones protégées de <text:s/>certaines communes en matière d'urbanisme est applicable sur le territoire où est situé le bien en vertu de XXX du XXX;</text:p>
      <text:p text:style-name="UrbanBody"/>
      <text:p text:style-name="UrbanBody">(2) Considérant que le règlement général sur les bâtisses en site rural est applicable sur le territoire où est situé le bien en vertu de XXX du XXX;</text:p>
      <text:p text:style-name="UrbanBody"/>
      <text:p text:style-name="UrbanBody">(2) Considérant que le bien est situé en zone XXX au schéma de structure communal adopté par XXX du XXX;</text:p>
      <text:p text:style-name="UrbanBody"/>
      <text:p text:style-name="UrbanBody">(1) (2) Considérant qu'un règlement communal d'urbanisme approuvé par XXX du XXX est en vigueur sur l'ensemble du territoire communal où est situé le bien et contient tous les points visés à l'article 78, § 1er du Code précité; que le bien est situé en -aire - sous aire – XXX audit règlement;</text:p>
      <text:p text:style-name="UrbanBody"/>
      <text:p text:style-name="UrbanBody">(2) Considérant l'arrêté ministériel du XXX faisant entrer la commune en régime de décentralisation en matière d'aménagement du territoire et d'urbanisme;</text:p>
      <text:p text:style-name="UrbanBody"/>
      <text:p text:style-name="UrbanBody">(2) Considérant que les règlements régionaux ou communaux d'urbanisme suivants sont également applicables sur le territoire ou la partie du territoire communal où le bien est situé : XXX;</text:p>
      <text:p text:style-name="UrbanBody"/>
      <text:p text:style-name="UrbanBody">(1) (2) Considérant que la demande de permis se rapporte à un bien - classé - inscrit sur la liste de sauvegarde - situé dans une zone de protection visée à l'article 209 du Code précité - localisé dans un site repris à l'inventaire des sites archéologiques visé à l'article 233 du Code précité -; qu'en vertu <text:s/>de l'article 109 du Code précité, le permis est délivré de l'avis conforme du fonctionnaire délégué;</text:p>
      <text:p text:style-name="UrbanBody"/>
      <text:p text:style-name="UrbanBody">(2) Considérant qu'un certificat de patrimoine non périmé relatif à l'objet de la demande à été délivré en date du XXX;</text:p>
      <text:p text:style-name="UrbanBody"/>
      <text:p text:style-name="UrbanBody">(1) (2) Considérant que la demande de permis se rapporte à un bien situé dans le périmètre d'un site Natura 2000 visé par l'article 1bis alinéa unique 18° de la loi du 12 juillet 1973 sur la conservation <text:s/>de la nature, modifié par le décret du 6 décembre 2001 relatif à la conservation des sites Natura 2000 ainsi que de la faune et de la flore sauvages;</text:p>
      <text:p text:style-name="UrbanBody"/>
      <text:p text:style-name="UrbanBody">(1) (2) Considérant que la demande de permis se rapporte à un bien situé dans le périmètre d'un territoire désigné en vertu de l'article 6 de la loi du 12 juillet 1973 sur la conservation de la nature, <text:s/>dernièrement modifié par le décret du 6 décembre 2001 relatif à la conservation des sites Natura 2000 ainsi que de la faune et de la flore sauvages;</text:p>
      <text:p text:style-name="UrbanBody"/>
      <text:p text:style-name="UrbanBody">(1) (2) Considérant que la demande de permis se rapporte à un bien situé dans une zone de prise d'eau, de prévention ou de surveillance au sens du décret du 30 avril 1990 relatif à la protection et <text:s/><text:soft-page-break/>l'exploitation des eaux souterraines et des eaux potabilisables modifié dernièrement par le décret du 15 avril 1999 relatif au cycle de l'eau et instituant une société publique de gestion de l'eau et par le décret du 12 décembre 2002;</text:p>
      <text:p text:style-name="UrbanBody"/>
      <text:p text:style-name="UrbanBody">(1) (2) Considérant que la demande se rapporte à un bien – situé dans une des zones faiblement habitées qui ne seront pas pourvues d'égout et qui feront l'objet d'une épuration individuelle au sens de l'article 3, 9° de l'arrêté du Gouvernement wallon du 19 septembre 1991 fixant les règles de présentation et d'élaboration des plans communaux généraux d'égouttage, modifié par l'arrêté du Gouvernement wallon du 15 octobre 1998 portant réglementation sur la collecte des eaux résiduaires urbaines ainsi que par l'arrêté du Gouvernement wallon du 20 décembre 2001 - qui, bien que repris en zone agglomérée, peut faire l'objet d'une épuration individuelle en vertu de l'article 7 de l'arrêté du Gouvernement wallon du 15 octobre 1998 portant réglementation sur la collecte des <text:s text:c="2"/>eaux résiduaires urbaines ainsi que par l'arrêté du Gouvernement wallon du 20 décembre 2001;</text:p>
      <text:p text:style-name="UrbanBody"/>
      <text:p text:style-name="UrbanBody">(1) (2) Considérant que la demande se rapporte à un bien situé dans le périmètre du projet de Plan <text:s/>d'Assainissement par Sous-bassin Hydrographique (de à) qui reprend celui-ci en zone d'assainissement autonome, dont le régime fut rendu applicable par décision du à, et qui doit faire l'objet d'une épuration individuelle au sens de l'article 7 de l'arrêté du Gouvernement wallon du 22 <text:s text:c="2"/>mai 2003 relatif au règlement général d'assainissement des eaux urbaines résiduaires;</text:p>
      <text:p text:style-name="UrbanBody"/>
      <text:p text:style-name="UrbanBody">(1) (2) Considérant que la demande se rapporte à un bien situé dans le périmètre du Plan d'Assainissement par Sous-bassin Hydrographique de XXX à XXX- qui reprend celui-ci en zone d'assainissement autonome et qui doit faire l'objet d'une épuration individuelle au sens de l'article 7 de l'arrêté du Gouvernement wallon du 22 mai 2003 relatif au règlement général d'assainissement <text:s/>des eaux urbaines résiduaires - qui, bien que repris en zone d'assainissement collectif, peut faire l'objet d'une épuration individuelle, en vertu de l'article 6 de l'arrêté du Gouvernement wallon du 22 mai 2003 relatif au règlement général d'assainissement des eaux urbaines résiduaires - qui, bien que repris en zone d'assainissement autonome, peut être dispensé d'épuration individuelle en vertu de l'article 9 de l'arrêté du Gouvernement wallon du 22 mai 2003 relatif au règlement général d'assainissement des eaux urbaines résiduaires;</text:p>
      <text:p text:style-name="UrbanBody"/>
      <text:p text:style-name="UrbanBody">(2) Considérant qu'en vertu de l'article 84, § 2, alinéa 2, 3° et alinéa 3 du Code précité, les actes et travaux projetés ne requièrent pas l'avis du fonctionnaire délégué;</text:p>
      <text:p text:style-name="UrbanBody"/>
      <text:p text:style-name="UrbanBody">(1) (2) Considérant que la demande de permis implique - l'ouverture de nouvelles voies de communication communales – la modification du tracé de voies de communication communales existantes - l'élargissement de voies de communication communales existantes - la suppression de voies de communication communales existantes -; que la demande de permis a - n'a pas été – soumise à l'avis de l'administration régionale - provinciale; que le Conseil communal, après mesures particulières de publicité, en a délibéré;</text:p>
      <text:p text:style-name="UrbanBody"/>
      <text:p text:style-name="UrbanBody">(1) Considérant que la demande de permis - comprend - ne comprend pas - une notice d'évaluation des incidences sur l'environnement - une étude d'incidences sur l'environnement -;</text:p>
      <text:p text:style-name="UrbanBody"/>
      <text:p text:style-name="UrbanBody">(2) Considérant qu'une étude d'incidences sur l'environnement a été réalisée pour le(s) motif(s) suivant(s) : XXX;</text:p>
      <text:p text:style-name="UrbanBody"/>
      <text:p text:style-name="UrbanBody">(1) (2) Considérant que la demande de permis a été soumise à des mesures particulières de publicité pour le(s) motif(s) suivant(s) :</text:p>
      <text:p text:style-name="UrbanBody">XXX</text:p>
      <text:p text:style-name="UrbanBody">XXX</text:p>
      <text:p text:style-name="UrbanBody">XXX</text:p>
      <text:p text:style-name="UrbanBody">XXX</text:p>
      <text:p text:style-name="UrbanBody">motifs publicité???</text:p>
      <text:p text:style-name="UrbanBody"><text:soft-page-break/></text:p>
      <text:p text:style-name="UrbanBody">(1) (2) Considérant XXX réclamation???; <text:s/>qu'une réunion de concertation - a - n'a pas – été organisée;</text:p>
      <text:p text:style-name="UrbanBody"/>
      <text:p text:style-name="UrbanBody">(1) (2) (3) Considérant que la demande de permis n'est pas conforme pour le(s) motif(s) suivant(s) :XXX; <text:s/>qu'une proposition motivée de dérogation - a été - n'a pas été – adressée par <text:s/>le <text:s/>collège des <text:s/>bourgmestre et échevins au Fonctionnaire délégué ; qu'une telle proposition - est - n'est pas - requise;</text:p>
      <text:p text:style-name="UrbanBody"/>
      <text:p text:style-name="UrbanBody">(1) (2) Considérant que la décision du Fonctionnaire délégué sur la demande de dérogation transmise par le collège des bourgmestre et échevins en date du XXX est - favorable – favorable conditionnelle - défavorable -; que sa décision est libellée et motivée comme suit :XXX;</text:p>
      <text:p text:style-name="UrbanBody"/>
      <text:p text:style-name="UrbanBody">Considérant <text:s/>que seul le Gouvernement ou le Fonctionnaire délégué peut, à titre exceptionnel, accorder des dérogations;</text:p>
      <text:p text:style-name="UrbanBody"/>
      <text:p text:style-name="UrbanBody">(2) Considérant que la décision du Fonctionnaire délégué transmise en date du XXX ???n'a pas été envoyée au collège des bourgmestre et échevins dans les 35 jours de sa demande; que la décision <text:s/>du Fonctionnaire délégué est réputée favorable par défaut conformément à l'article 116, § 5, alinéa 2 du Code précité;</text:p>
      <text:p text:style-name="UrbanBody"/>
      <text:p text:style-name="UrbanBody">(1) (2) Considérant que les services ou commissions visés ci-après ont été consultés pour le(s) motif(s) suivant(s) :</text:p>
      <text:p text:style-name="UrbanBody"/>
      <text:p text:style-name="UrbanBody">(1) (2) Considérant que l'avis de la Direction générale des Ressources naturelles et de l'Environnement a été sollicité en date du XXX en application de l'article 116, § 1er, 2° et transmis <text:s/>en date du XXX est - favorable - favorable conditionnel - défavorable - réputé favorable par défaut;</text:p>
      <text:p text:style-name="UrbanBody"/>
      <text:p text:style-name="UrbanBody">(1) (2) Considérant que l'avis - conforme - du Fonctionnaire délégué a été sollicité en date du self.getEventById('urb-rapport-college').getEventDate() XXX en application de l'article- 107, § 2, - 109 - du Code précité; que son avis est - favorable- favorable conditionnel - défavorable -; que son avis conforme - est libellé et motivé comme suit : XXX;</text:p>
      <text:p text:style-name="UrbanBody"/>
      <text:p text:style-name="UrbanBody">Le Fonctionnaire délégué,</text:p>
      <text:p text:style-name="UrbanBody"/>
      <text:p text:style-name="UrbanBody">Vu le Code Wallon de l'Aménagement du Territoire, de l'Urbanisme et du Patrimoine en vigueur;</text:p>
      <text:p text:style-name="UrbanBody"/>
      <text:p text:style-name="UrbanBody">Vu le décret du 27 mai 2004 et l'arrêté du Gouvernement Wallon du 17 mars 2005 portant respectivement codification de la partie décrétale et de la partie réglementaire des dispositions du Livre 1er du Code du droit de l'environnement;~</text:p>
      <text:p text:style-name="UrbanBody"/>
      <text:p text:style-name="UrbanBody">(1) (2) Considérant que l'avis - conforme - du Fonctionnaire délégué transmis en date du XXX n'a pas été envoyé au collège des bourgmestre et échevins dans les 35 jours de sa demande; que l'avis du Fonctionnaire délégué est réputé favorable par défaut en vertu de l'article 116, § 5, alinéa 2 du Code précité;</text:p>
      <text:p text:style-name="UrbanBody"/>
      <text:p text:style-name="UrbanBody">(9) Considérant que XXX</text:p>
      <text:p text:style-name="UrbanBody"/>
      <text:p text:style-name="UrbanBody"/>
      <text:p text:style-name="UrbanBody"/>
      <text:p text:style-name="P4">DECIDE :</text:p>
      <text:p text:style-name="UrbanBody"/>
      <text:p text:style-name="UrbanBody">(1) Article 1er. - Le permis d'urbanisme sollicité par applicantobj.getPersonTitle() applicantobj.getName1() applicantobj.getName2() est urbanEventType.getDecision().</text:p>
      <text:p text:style-name="UrbanBody"><text:soft-page-break/></text:p>
      <text:p text:style-name="UrbanBody">(5) - Le titulaire du permis devra :</text:p>
      <text:p text:style-name="UrbanBody"/>
      <text:p text:style-name="UrbanBody">(2) 1° respecter toutes les conditions prescrites par l'avis conforme du Fonctionnaire délégué reproduit ci-dessus;</text:p>
      <text:p text:style-name="UrbanBody"/>
      <text:p text:style-name="UrbanBody">(6) 2° (2) (5) (7) Article XXX <text:s/>- Les travaux ou actes permis seront réalisés en XXX phases successives, comme il est précisé ci-après : XXX</text:p>
      <text:p text:style-name="UrbanBody"/>
      <text:p text:style-name="UrbanBody">(2) 3° respecter les conditions supplémentaires émises par le Collège Communal, à savoir :</text:p>
      <text:p text:style-name="UrbanBody">les eaux usées seront épurées par une fosse septique susceptible d'accueillir toutes les eaux usées de l'immeuble, en parfait état de fonctionnement avant de rejoindre le collecteur principal;</text:p>
      <text:p text:style-name="UrbanBody">toute nouvelle habitation doit etre équipée d'un système séparant les eaux pluviales des eaux urbaines résiduaires (Arrêté du Gouvernement wallon du 3 mars 2005) .</text:p>
      <text:p text:style-name="UrbanBody">l'impétrant est également tenu de se conformer à la décision prise par le Collège Communal en séance du 09.12.1996, décidant :</text:p>
      <text:p text:style-name="UrbanBody"/>
      <text:p text:style-name="UrbanBody">équipement obligatoire de chaque lot d'une citerne de 10.000 litres d'eau de pluie;</text:p>
      <text:p text:style-name="UrbanBody">installation obligatoire, par immeuble, d'un groupe hydrophore;</text:p>
      <text:p text:style-name="UrbanBody">placement de clapets anti-refoulement pour éviter tout dégât en cas de saturation des canalisations d'égouttage.</text:p>
      <text:p text:style-name="UrbanBody">lors de l'installation de cuves à mazout pour le chauffage, il est obligatoire de prévoir un encuvement pour les citernes non enterrées. <text:s/>De plus, un étalonnage périodique sera nécessaire pour constater que les cuves enterrées ne souffrent d'aucune perte.</text:p>
      <text:p text:style-name="UrbanBody"/>
      <text:p text:style-name="UrbanBody"><text:span text:style-name="T2">Remarque </text:span>: à partir de 3000 litres, il convient d'introduire une demande de déclaration (Classe III) auprès de notre service compétent, avec plan détaillé de la cuvette (pas de sterfput, ni de porte).</text:p>
      <text:p text:style-name="UrbanBody"/>
      <text:p text:style-name="UrbanBody">Expédition de la présente décision est transmise au demandeur et au Fonctionnaire délégué aux fins de l'exercice éventuel par celui-ci de son droit de recours.</text:p>
      <text:p text:style-name="UrbanBody"/>
      <text:p text:style-name="UrbanBody">(5) Article 3 - Le titulaire du permis avertit, par lettre recommandée, le collège des bourgmestre et échevins et le Fonctionnaire délégué du commencement des travaux ou des actes permis, au moins huit jours avant d'entamer ces travaux ou actes.</text:p>
      <text:p text:style-name="UrbanBody"/>
      <text:p text:style-name="UrbanBody">(5) Article 4 - Le présent permis ne dispense pas de l'obligation de solliciter les autorisations ou permis imposés par d'autres lois ou règlements, notamment : le titulaire du permis devra prendre toutes précautions utiles pour éviter toutes détériorations aux cables téléphoniques, électriques, tuyauteries de distribution d'eau, de gaz ou autres. <text:s/>Il est donc tenu de consulter à cette fin, chacun des impétrants repris dans la liste ci-annexée, et ce, préalablement au début des travaux.</text:p>
      <text:p text:style-name="UrbanBody"/>
      <text:p text:style-name="UrbanBody"><text:text-input text:description="Délivré à xxx le xxx">urbanEventObj.getFormattedDate(forDelivery=True)</text:text-input></text:p>
      <text:p text:style-name="UrbanBody"/>
      <text:p text:style-name="UrbanBody"/>
      <text:p text:style-name="UrbanBody"><text:span text:style-name="T6"><office:annotation><dc:creator>Gauthier Bastien</dc:creator><dc:date>2011-01-13T14:56:41</dc:date><text:p text:style-name="P5"><text:span text:style-name="T7">do text</text:span></text:p><text:p text:style-name="P5"><text:span text:style-name="T7">from document(at=signatures, format='odt')</text:span></text:p></office:annotation></text:span><text:span text:style-name="T4">Import depuis signatures.odt</text:span></text:p>
      <text:p text:style-name="UrbanBody"/>
      <text:p text:style-name="P3">(1) Biffer ou effacer la (les) mention(s) inutile(s).</text:p>
      <text:p text:style-name="P3">(2) A biffer ou effacer si ce n'est pas le cas.</text:p>
      <text:p text:style-name="P3">(3) Indiquer les prescriptions du plan de secteur, du plan communal d'aménagement, du permis de <text:s/>lotir, du règlement régional ou communal d'urbanisme auxquelles la demande de permis déroge.</text:p>
      <text:p text:style-name="P3">(4) A compléter par un ou plusieurs tirets s'il y a lieu.</text:p>
      <text:p text:style-name="P3">(5) A biffer ou effacer si le permis n'est pas délivré.</text:p>
      <text:p text:style-name="P3">(6) A compléter, le cas échéant, par le collège des bourgmestre et échevins.</text:p>
      <text:p text:style-name="P3">(7) Indiquer pour chaque phase autre que la première, le point de départ du délai de péremption.</text:p>
      <text:p text:style-name="P3">(8) A n'utiliser que dans les cas visés à l'article 88 du Code précité.</text:p>
      <text:p text:style-name="P3">(9) Indiquer les considérations de droit et de fait servant de fondement à la décision.</text:p>
      <text:p text:style-name="P3"><text:soft-page-break/></text:p>
      <text:p text:style-name="P3"/>
      <text:p text:style-name="P2">EXTRAITS DU CODE WALLON DE L'AMENAGEMENT DU TERRITOIRE, DE L'URBANISME ET DU PATRIMOINE</text:p>
      <text:p text:style-name="UrbanBody"/>
      <text:p text:style-name="UrbanTitle3">1) VOIES DE RECOURS</text:p>
      <text:p text:style-name="UrbanBody"/>
      <text:p text:style-name="UrbanBody">Art. 119. § 1er. <text:s/>Le demandeur peut introduire un recours motivé auprès du Gouvernement par envoi recommandé à la poste dans les trente jours de la réception de la décision du collège des bourgmestre et échevins.</text:p>
      <text:p text:style-name="UrbanBody">Est jointe au recours une copie des plans de la demande de permis et de la décision dont recours. <text:s/>Les délais d'instruction et de décision ne commencent à courir qu'à dater de la réception de cette copie.</text:p>
      <text:p text:style-name="UrbanBody">§ 2. <text:s/>Dans les cas visés à l'article 108, le recours est introduit auprès du Gouvernement par le fonctionnaire délégué dans les trente jours de la réception de la décision du collège des bourgmestre et échevins.</text:p>
      <text:p text:style-name="UrbanBody"/>
      <text:p text:style-name="UrbanBody">Art. 452/13. <text:s/>Les recours visés à l'article 119 sont introduits par envoi recommandé à la poste, à l'adresse du directeur général de la direction générale de l'aménagement du territoire, du logement et du patrimoine.</text:p>
      <text:p text:style-name="UrbanBody">Le demandeur qui introduit un recours renseigne dans la lettre la date à laquelle il a reçu la décision du collège des bourgmestre et échevins.</text:p>
      <text:p text:style-name="UrbanBody"/>
      <text:p text:style-name="UrbanBody">Art. 122. <text:s/>Dans les cas visés à l'article 84, § 2, alinéa 2, 3°, le demandeur peut introduire un recours <text:s/>auprès du seul Fonctionnaire délégué par lettre recommandée à la poste, dans les trente jours de la réception de la décision du Collège des bourgmestre et échevins.</text:p>
      <text:p text:style-name="UrbanBody"/>
      <text:p text:style-name="UrbanBody">Art. 108. § 1er. <text:s/>Le fonctionnaire délégué introduit auprès du Gouvernement le recours motivé visé à l'article 119, § 2, alinéa 2, si la procédure a été irrégulière ou si le permis n'est pas conforme :</text:p>
      <text:p text:style-name="UrbanBody">1° au plan de secteur, s'il n'existe ni plan communal d'aménagement ni permis de lotir;</text:p>
      <text:p text:style-name="UrbanBody">2° au plan communal ou au permis de lotir;</text:p>
      <text:p text:style-name="UrbanBody">3° au règlement communal d'urbanisme ou à un règlement régional d'urbanisme;</text:p>
      <text:p text:style-name="UrbanBody">4° à la loi du 12 juillet 1956 établissant le statut des autoroutes et aux plans parcellaires approuvés par le Gouvernement en vertu de l'article 6 de cette loi;</text:p>
      <text:p text:style-name="UrbanBody">5° à la dérogation accordée en application des articles 110 à 113. <text:s/>Il précise la nature de l'irrégularité dans la procédure ou la disposition à laquelle le permis n'est pas conforme.</text:p>
      <text:p text:style-name="UrbanBody"/>
      <text:p text:style-name="UrbanBody">§ 2. <text:s/>Le fonctionnaire délégué peut également introduire un recours motivé auprès du Gouvernement :</text:p>
      <text:p text:style-name="UrbanBody">1° lorsque la décision du collège des bourgmestre et échevins est divergente de l'avis émis par la Commission communale dans le cadre d'une consultation obligatoire de celle-ci;</text:p>
      <text:p text:style-name="UrbanBody">2° en l'absence de Commission communale, lorsqu'à l'occasion de l'enquête publique organisée en application du présent Code, soit :</text:p>
      <text:p text:style-name="UrbanBody">vingt-cinq personnes inscrites au registre de la population de la commune où le projet est situé s'il s'agit d'une commune comptant moins de dix mille habitants;</text:p>
      <text:p text:style-name="UrbanBody">cinquante <text:s/>personnes inscrites au registre de la population de la commune où le projet est situé s'il s'agit d'une commune comptant de dix mille à vingt-cinq mille habitants;</text:p>
      <text:p text:style-name="UrbanBody">cent personnes inscrites au registre de la population de la commune où le projet est situé s'il s'agit d'une commune comptant de vingt-cinq mille à cinquante mille habitants;</text:p>
      <text:p text:style-name="UrbanBody">deux cents personnes inscrites au registre de la population de la commune où le projet est situé s'il s'agit d'une commune comptant de cinquante mille à cent mille habitants;</text:p>
      <text:p text:style-name="UrbanBody">trois cents personnes inscrites au registre de la population de la commune où le projet est situé s'il s'agit d'une commune comptant plus de cent mille habitants;</text:p>
      <text:p text:style-name="UrbanBody">ont émis des observations individuelles et motivées relatives au projet <text:s/>durant ladite enquête et que ces observations ne sont pas rencontrées par la décision du collège;</text:p>
      <text:p text:style-name="UrbanBody"/>
      <text:p text:style-name="UrbanBody"><text:soft-page-break/>3° lorsque le Gouvernement a décidé la révision du plan communal d'aménagement ou l'établissement d'un plan communal d'aménagement ayant pour effet de réviser ou d'annuler tout ou partie d'un permis de lotir. <text:s/>Le permis doit reproduire le présent article.</text:p>
      <text:p text:style-name="UrbanBody"/>
      <text:p text:style-name="UrbanTitle3">2) SUSPENSION DU PERMIS</text:p>
      <text:p text:style-name="UrbanBody"/>
      <text:p text:style-name="UrbanBody">Art. 119. § 2. <text:s/>Le recours du fonctionnaire délégué, de même que le délai pour former recours, est suspensif. <text:s/>Il est adressé simultanément au demandeur et au collège des bourgmestre et échevins.</text:p>
      <text:p text:style-name="UrbanBody"/>
      <text:p text:style-name="UrbanTitle3">3) AFFICHAGE DU PERMIS</text:p>
      <text:p text:style-name="UrbanBody"/>
      <text:p text:style-name="UrbanBody">Art. 134. <text:s/>Un avis indiquant que le permis a été délivré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text:s/>Durant ce temps, le permis et le dossier annexé ou une copie de ces documents certifié conforme par la commune ou le fonctionnaire délégué doit se trouver en permanence à la <text:s/>disposition des agents désignés à l'article 156 à l'endroit où les travaux sont exécutés et les actes accomplis.</text:p>
      <text:p text:style-name="UrbanBody"/>
      <text:p text:style-name="UrbanTitle3">4) PEREMPTION DU PERMIS</text:p>
      <text:p text:style-name="UrbanBody"/>
      <text:p text:style-name="UrbanBody">Art. 87. § 1er. <text:s/>Si, dans les deux ans de l'envoi du permis d'urbanisme, le bénéficiaire n'a pas commencé les travaux de manière significative, le permis est périmé.</text:p>
      <text:p text:style-name="UrbanBody">§ 2. <text:s/>Le permis est périmé pour la partie restante des travaux si ceux-ci n'ont pas été entièrement exécutés dans les cinq ans de son envoi, sauf si la réalisation a été autorisée par phases. <text:s/>Dans ce cas, le permis détermine le point de départ du dé ai de péremption pour chaque phase autre que la première.</text:p>
      <text:p text:style-name="UrbanBody">La péremption du permis s'opère de plein droit.~</text:p>
      <text:p text:style-name="UrbanBody"/>
      <text:p text:style-name="UrbanTitle3">5) PROROGATION DU PERMIS</text:p>
      <text:p text:style-name="UrbanBody"/>
      <text:p text:style-name="UrbanBody">Art. 87. § 3. <text:s/>A la demande du bénéficiaire du permis d'urbanisme, celui-ci est prorogé pour une période d'un an. <text:s/>Cette demande est introduite trente jours avant l'expiration du délai de péremption visé à l'article 87, § 1er.</text:p>
      <text:p text:style-name="UrbanBody">La <text:s/>prorogation est accordée par le collège des bourgmestre et échevins.</text:p>
      <text:p text:style-name="UrbanBody"/>
      <text:p text:style-name="UrbanTitle3">6) CERTIFICATION DE LA CONFORMITE DES TRAVAUX</text:p>
      <text:p text:style-name="UrbanBody"/>
      <text:p text:style-name="UrbanBody">Art. 139. § 1er. <text:s/>Le bénéficiaire du permis doit faire vérifier la conformité de l'état du bien au permis au plus tard dans les six mois qui suivent l'expiration du délai prévu à l'article 87, § <text:s/>2, ou préalablement à une cession.</text:p>
      <text:p text:style-name="UrbanBody">En cas de cession plus de trois ans après une <text:s/>vérification, le cédant fait vérifier la conformité de son bien au permis avant l'acte de cession. <text:s/>Toutefois, une vérification s'impose avant toute cession postérieure à une vérification provisoire.</text:p>
      <text:p text:style-name="UrbanBody">§ 2. <text:s/>Un certificateur agréé, choisi par le bénéficiaire de permis ou le cédant, procède à la vérification. <text:s/>Si la commune n'a pas reçu le certificat de conformité urbanistique ou le document contenant <text:s/>refus de certificat de conformité urbanistique à la fin des six mois qui suivent l'expiration du délai prévu à <text:s/>l'article 87, § 2, le collège des bourgmestre et échevins ou l'agent que ce collège <text:s/>délègue charge d'office un certificateur agréé de procéder à la vérification.</text:p>
      <text:p text:style-name="UrbanBody">Dans tous les cas, la vérification est aux frais du bénéficiaire du permis ou du cédant.</text:p>
      <text:p text:style-name="UrbanBody"/>
      <text:p text:style-name="UrbanTitle3">7) DISPOSITIONS PARTICULIERES APPLICABLES AUX CONSTRUCTIONS GROUPEES</text:p>
      <text:p text:style-name="UrbanBody"><text:soft-page-break/></text:p>
      <text:p text:style-name="UrbanBody">Art. 126. <text:s/>Lorsqu'un permis d'urbanisme autorise plusieurs constructions et que ces constructions impliquent la réalisation d'infrastructures et d'équipements communs en ce compris les équipements <text:s/>d'épuration des eaux usées, le permis peut subordonner les mutations à titre gratuit ou onéreux, de partage, de constitution d'emphytéose ou de superficie, ou de location pour plus de neuf ans, portant sur tout ou partie de ces biens :</text:p>
      <text:p text:style-name="UrbanBody">1° à un certificat délivré dans les conditions visées à l'article 95, alinéa 1er;</text:p>
      <text:p text:style-name="UrbanBody">2° à un acte de division dressé par le notaire fixant les prescriptions urbanistiques de l'ensemble et les modalités de gestion des parties communes.</text:p>
      <text:p text:style-name="UrbanBody">Le permis mentionne les phases éventuelles de réalisation des constructions en précisant le début de chaque ph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OD_20_Numbering_20_Symbols" style:display-name="POD Numbering Symbols" style:family="text"/>
    <style:style style:name="POD_20_Bullet_20_Symbols" style:display-name="POD 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9-08-03T09:07:03</meta:creation-date>
    <dc:date>2011-08-10T15:01:30</dc:date>
    <dc:language>fr-FR</dc:language>
    <meta:editing-cycles>9</meta:editing-cycles>
    <meta:editing-duration>PT3H12M6S</meta:editing-duration>
    <dc:creator>sde </dc:creator>
    <meta:document-statistic meta:table-count="0" meta:image-count="0" meta:object-count="0" meta:page-count="9" meta:paragraph-count="133" meta:word-count="3551" meta:character-count="22162"/>
    <meta:user-defined meta:name="Info 1"/>
    <meta:user-defined meta:name="Info 2"/>
    <meta:user-defined meta:name="Info 3"/>
    <meta:user-defined meta:name="Info 4"/>
  </office:meta>
</office:document-meta>
</file>